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style:use-window-font-color="true" loext:opacity="0%" style:font-name="Libre Franklin SemiBold" fo:font-size="10pt" fo:language="es" fo:country="ES" fo:font-weight="normal" officeooo:rsid="003106c8" officeooo:paragraph-rsid="003106c8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Medium" fo:font-size="12pt" fo:language="es" fo:country="ES" officeooo:paragraph-rsid="000f5761" style:font-size-asian="12pt" style:font-size-complex="12pt"/>
    </style:style>
    <style:style style:name="P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Medium" fo:font-size="12pt" fo:language="es" fo:country="ES" officeooo:paragraph-rsid="00323d73" style:font-size-asian="12pt" style:font-size-complex="12pt"/>
    </style:style>
    <style:style style:name="P4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Medium" fo:font-size="12pt" fo:language="es" fo:country="ES" officeooo:paragraph-rsid="003431ff" style:font-size-asian="12pt" style:font-size-complex="12pt"/>
    </style:style>
    <style:style style:name="P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loext:opacity="0%" style:font-name="Libre Franklin Medium" fo:font-size="12pt" fo:language="es" fo:country="ES" fo:font-weight="normal" officeooo:paragraph-rsid="00323d73" style:font-size-asian="12pt" style:font-size-complex="12pt"/>
    </style:style>
    <style:style style:name="P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0f5761" style:font-size-asian="10pt" style:font-size-complex="10pt"/>
    </style:style>
    <style:style style:name="P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162030" style:font-size-asian="10pt" style:font-size-complex="10pt"/>
    </style:style>
    <style:style style:name="P8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319081" style:font-size-asian="10pt" style:font-size-complex="10pt"/>
    </style:style>
    <style:style style:name="P9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323d73" style:font-size-asian="10pt" style:font-size-complex="10pt"/>
    </style:style>
    <style:style style:name="P10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383d78" style:font-size-asian="10pt" style:font-size-complex="10pt"/>
    </style:style>
    <style:style style:name="P11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officeooo:paragraph-rsid="003431ff" style:font-size-asian="10pt" style:font-size-complex="10pt"/>
    </style:style>
    <style:style style:name="P1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fo:font-weight="normal" officeooo:rsid="000f5761" officeooo:paragraph-rsid="00319081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fo:font-weight="normal" officeooo:rsid="000f5761" officeooo:paragraph-rsid="003894f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0pt" fo:language="es" fo:country="ES" fo:font-weight="normal" officeooo:rsid="000f5761" officeooo:paragraph-rsid="003b10e7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1pt" fo:language="es" fo:country="ES" fo:font-weight="normal" officeooo:rsid="000f5761" officeooo:paragraph-rsid="000f5761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1pt" fo:language="es" fo:country="ES" fo:font-weight="normal" officeooo:rsid="000f5761" officeooo:paragraph-rsid="003431ff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language="es" fo:country="ES" officeooo:paragraph-rsid="00323d73"/>
    </style:style>
    <style:style style:name="P18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language="es" fo:country="ES" officeooo:paragraph-rsid="000f5761"/>
    </style:style>
    <style:style style:name="P19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language="es" fo:country="ES" officeooo:paragraph-rsid="003431ff"/>
    </style:style>
    <style:style style:name="P20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Medium" fo:font-size="12pt" fo:language="es" fo:country="ES" fo:font-weight="normal" officeooo:paragraph-rsid="003431ff" style:font-size-asian="12pt" style:font-size-complex="12pt"/>
    </style:style>
    <style:style style:name="P21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fo:color="#ff0000" loext:opacity="100%" style:font-name="Libre Franklin SemiBold" fo:font-size="12pt" fo:language="es" fo:country="ES" fo:font-weight="normal" officeooo:paragraph-rsid="003106c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fo:color="#ff0000" loext:opacity="100%" style:font-name="Libre Franklin Medium" fo:font-size="10pt" fo:language="es" fo:country="ES" fo:font-weight="normal" officeooo:rsid="000f5761" officeooo:paragraph-rsid="00323d73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fo:color="#ff0000" loext:opacity="100%" style:font-name="Libre Franklin Medium" fo:font-size="10pt" fo:language="es" fo:country="ES" fo:font-weight="normal" officeooo:rsid="000f5761" officeooo:paragraph-rsid="003431f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fo:color="#6666ff" loext:opacity="100%" style:font-name="Libre Franklin SemiBold" fo:font-size="10pt" fo:language="es" fo:country="ES" fo:font-weight="normal" officeooo:rsid="000f5761" officeooo:paragraph-rsid="000f576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paragraph-rsid="0016203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paragraph-rsid="003106c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rsid="000f5761" officeooo:paragraph-rsid="003106c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rsid="000f5761" officeooo:paragraph-rsid="00323d7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rsid="000f5761" officeooo:paragraph-rsid="003431f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language="es" fo:country="ES" fo:font-weight="normal" officeooo:rsid="0019d303" officeooo:paragraph-rsid="002cf85d" style:font-size-asian="12pt" style:font-weight-asian="normal" style:font-size-complex="12pt" style:font-weight-complex="normal"/>
    </style:style>
    <style:style style:name="T1" style:family="text">
      <style:text-properties fo:color="#ff3333" loext:opacity="100%"/>
    </style:style>
    <style:style style:name="T2" style:family="text">
      <style:text-properties fo:color="#ff3333" loext:opacity="100%" officeooo:rsid="00319081"/>
    </style:style>
    <style:style style:name="T3" style:family="text">
      <style:text-properties fo:color="#ff3333" loext:opacity="100%" officeooo:rsid="003802c1"/>
    </style:style>
    <style:style style:name="T4" style:family="text">
      <style:text-properties fo:color="#ff3333" loext:opacity="100%" fo:font-weight="normal" officeooo:rsid="000f5761" style:font-weight-asian="normal" style:font-weight-complex="normal"/>
    </style:style>
    <style:style style:name="T5" style:family="text">
      <style:text-properties fo:color="#ff3333" loext:opacity="100%" fo:font-weight="normal" officeooo:rsid="003802c1" style:font-weight-asian="normal" style:font-weight-complex="normal"/>
    </style:style>
    <style:style style:name="T6" style:family="text">
      <style:text-properties fo:color="#ff3333" loext:opacity="100%" fo:font-weight="normal" officeooo:rsid="00319081" style:font-weight-asian="normal" style:font-weight-complex="normal"/>
    </style:style>
    <style:style style:name="T7" style:family="text">
      <style:text-properties fo:color="#ff3333" loext:opacity="100%" fo:font-weight="normal" officeooo:rsid="00162030" style:font-weight-asian="normal" style:font-weight-complex="normal"/>
    </style:style>
    <style:style style:name="T8" style:family="text">
      <style:text-properties fo:color="#ff3333" loext:opacity="100%" fo:font-weight="normal" officeooo:rsid="002badf7" style:font-weight-asian="normal" style:font-weight-complex="normal"/>
    </style:style>
    <style:style style:name="T9" style:family="text">
      <style:text-properties style:use-window-font-color="true" loext:opacity="0%" officeooo:rsid="003106c8"/>
    </style:style>
    <style:style style:name="T10" style:family="text">
      <style:text-properties style:use-window-font-color="true" loext:opacity="0%" officeooo:rsid="000f5761" style:font-weight-asian="normal" style:font-weight-complex="normal"/>
    </style:style>
    <style:style style:name="T11" style:family="text">
      <style:text-properties style:use-window-font-color="true" loext:opacity="0%" fo:font-size="12pt" fo:font-weight="normal" officeooo:rsid="000f5761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fo:font-size="12pt" fo:font-weight="normal" officeooo:rsid="0017eff5" style:font-size-asian="12pt" style:font-weight-asian="normal" style:font-size-complex="12pt" style:font-weight-complex="normal"/>
    </style:style>
    <style:style style:name="T13" style:family="text">
      <style:text-properties officeooo:rsid="003106c8"/>
    </style:style>
    <style:style style:name="T14" style:family="text">
      <style:text-properties fo:color="#808080" loext:opacity="100%" officeooo:rsid="001479e5"/>
    </style:style>
    <style:style style:name="T15" style:family="text">
      <style:text-properties fo:color="#808080" loext:opacity="100%" style:font-name="Libre Franklin Medium" officeooo:rsid="001479e5"/>
    </style:style>
    <style:style style:name="T16" style:family="text">
      <style:text-properties fo:color="#808080" loext:opacity="100%" fo:font-size="12pt" fo:font-weight="normal" officeooo:rsid="0017eff5" style:font-size-asian="12pt" style:font-weight-asian="normal" style:font-size-complex="12pt" style:font-weight-complex="normal"/>
    </style:style>
    <style:style style:name="T17" style:family="text">
      <style:text-properties fo:color="#808080" loext:opacity="100%" fo:font-size="12pt" fo:font-weight="normal" officeooo:rsid="000f5761" style:font-size-asian="12pt" style:font-weight-asian="normal" style:font-size-complex="12pt" style:font-weight-complex="normal"/>
    </style:style>
    <style:style style:name="T18" style:family="text">
      <style:text-properties officeooo:rsid="000f5761"/>
    </style:style>
    <style:style style:name="T19" style:family="text">
      <style:text-properties fo:font-variant="normal" fo:text-transform="none" style:use-window-font-color="true" loext:opacity="0%" fo:letter-spacing="normal" fo:font-style="normal"/>
    </style:style>
    <style:style style:name="T20" style:family="text">
      <style:text-properties fo:font-variant="normal" fo:text-transform="none" style:use-window-font-color="true" loext:opacity="0%" fo:letter-spacing="normal" fo:font-style="normal" officeooo:rsid="003431ff"/>
    </style:style>
    <style:style style:name="T21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style:use-window-font-color="true" loext:opacity="0%" fo:font-size="12pt" fo:letter-spacing="normal" fo:font-style="normal" fo:font-weight="normal" officeooo:rsid="00323d73" style:font-size-asian="12pt" style:font-size-complex="12pt"/>
    </style:style>
    <style:style style:name="T23" style:family="text">
      <style:text-properties fo:font-variant="normal" fo:text-transform="none" style:use-window-font-color="true" loext:opacity="0%" fo:font-size="12pt" fo:letter-spacing="normal" fo:font-style="normal" fo:font-weight="normal" officeooo:rsid="003431ff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use-window-font-color="true" loext:opacity="0%" fo:font-size="12pt" fo:letter-spacing="normal" fo:font-style="normal" fo:font-weight="normal" officeooo:rsid="000f5761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use-window-font-color="true" loext:opacity="0%" fo:font-size="12pt" fo:letter-spacing="normal" fo:font-style="normal" fo:font-weight="normal" officeooo:rsid="0017eff5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use-window-font-color="true" loext:opacity="0%" fo:font-size="12pt" fo:letter-spacing="normal" fo:font-style="normal" fo:font-weight="normal" officeooo:rsid="0041246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letter-spacing="normal" fo:font-style="normal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fo:font-weight="normal" officeooo:rsid="00323d73"/>
    </style:style>
    <style:style style:name="T30" style:family="text">
      <style:text-properties fo:font-variant="normal" fo:text-transform="none" fo:letter-spacing="normal" fo:font-style="normal" fo:font-weight="normal" officeooo:rsid="000f5761" style:font-weight-asian="normal" style:font-weight-complex="normal"/>
    </style:style>
    <style:style style:name="T31" style:family="text">
      <style:text-properties fo:font-variant="normal" fo:text-transform="none" fo:letter-spacing="normal" fo:font-style="normal" fo:font-weight="normal" officeooo:rsid="003431ff" style:font-weight-asian="normal" style:font-weight-complex="normal"/>
    </style:style>
    <style:style style:name="T32" style:family="text">
      <style:text-properties fo:font-variant="normal" fo:text-transform="none" fo:color="#ff0000" loext:opacity="100%" fo:letter-spacing="normal" fo:font-style="normal" fo:font-weight="normal"/>
    </style:style>
    <style:style style:name="T33" style:family="text">
      <style:text-properties fo:font-variant="normal" fo:text-transform="none" fo:color="#ff0000" loext:opacity="100%" fo:letter-spacing="normal" fo:font-style="normal" fo:font-weight="normal" officeooo:rsid="00383d78" style:font-weight-asian="normal" style:font-weight-complex="normal"/>
    </style:style>
    <style:style style:name="T34" style:family="text">
      <style:text-properties fo:font-variant="normal" fo:text-transform="none" fo:color="#ff0000" loext:opacity="100%" fo:letter-spacing="normal" fo:font-style="normal" fo:font-weight="normal" officeooo:rsid="00323d73" style:font-weight-asian="normal" style:font-weight-complex="normal"/>
    </style:style>
    <style:style style:name="T35" style:family="text">
      <style:text-properties fo:font-variant="normal" fo:text-transform="none" fo:color="#ff0000" loext:opacity="100%" fo:letter-spacing="normal" fo:font-style="normal" fo:font-weight="normal" officeooo:rsid="00383d78"/>
    </style:style>
    <style:style style:name="T36" style:family="text">
      <style:text-properties fo:font-variant="normal" fo:text-transform="none" fo:color="#ff0000" loext:opacity="100%" fo:letter-spacing="normal" fo:font-style="normal" fo:font-weight="normal" officeooo:rsid="003508f5"/>
    </style:style>
    <style:style style:name="T37" style:family="text">
      <style:text-properties fo:font-variant="normal" fo:text-transform="none" fo:color="#ff0000" loext:opacity="100%" fo:letter-spacing="normal" fo:font-style="normal" fo:font-weight="normal" officeooo:rsid="00323d73"/>
    </style:style>
    <style:style style:name="T38" style:family="text">
      <style:text-properties fo:font-variant="normal" fo:text-transform="none" fo:color="#ff0000" loext:opacity="100%" fo:letter-spacing="normal" fo:font-style="normal" fo:font-weight="normal" officeooo:rsid="003ac07d"/>
    </style:style>
    <style:style style:name="T39" style:family="text">
      <style:text-properties fo:font-variant="normal" fo:text-transform="none" fo:color="#ff0000" loext:opacity="100%" fo:letter-spacing="normal" fo:font-style="normal" fo:font-weight="normal" officeooo:rsid="003894fe"/>
    </style:style>
    <style:style style:name="T40" style:family="text">
      <style:text-properties fo:font-variant="normal" fo:text-transform="none" fo:color="#ff0000" loext:opacity="100%" fo:letter-spacing="normal" fo:font-style="normal" fo:font-weight="normal" officeooo:rsid="003b10e7"/>
    </style:style>
    <style:style style:name="T41" style:family="text">
      <style:text-properties officeooo:rsid="000f5761" style:font-weight-asian="normal" style:font-weight-complex="normal"/>
    </style:style>
    <style:style style:name="T42" style:family="text">
      <style:text-properties officeooo:rsid="0017eff5" style:font-weight-asian="normal" style:font-weight-complex="normal"/>
    </style:style>
    <style:style style:name="T43" style:family="text">
      <style:text-properties officeooo:rsid="001b6d1c" style:font-weight-asian="normal" style:font-weight-complex="normal"/>
    </style:style>
    <style:style style:name="T44" style:family="text">
      <style:text-properties fo:font-weight="normal" officeooo:rsid="000f5761" style:font-weight-asian="normal" style:font-weight-complex="normal"/>
    </style:style>
    <style:style style:name="T45" style:family="text">
      <style:text-properties fo:font-weight="normal" officeooo:rsid="003431ff" style:font-weight-asian="normal" style:font-weight-complex="normal"/>
    </style:style>
    <style:style style:name="T46" style:family="text">
      <style:text-properties fo:color="#ff0000" loext:opacity="100%" fo:font-weight="normal" officeooo:rsid="000f5761" style:font-weight-asian="normal" style:font-weight-complex="normal"/>
    </style:style>
    <style:style style:name="T47" style:family="text">
      <style:text-properties fo:color="#ff0000" loext:opacity="100%" fo:font-weight="normal" officeooo:rsid="00383d78" style:font-weight-asian="normal" style:font-weight-complex="normal"/>
    </style:style>
    <style:style style:name="T48" style:family="text">
      <style:text-properties officeooo:rsid="003894fe"/>
    </style:style>
    <style:style style:name="T49" style:family="text">
      <style:text-properties officeooo:rsid="003b10e7"/>
    </style:style>
    <style:style style:name="T50" style:family="text">
      <style:text-properties fo:font-size="12pt" fo:font-weight="normal" officeooo:rsid="000f5761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17eff5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3431ff" style:font-size-asian="12pt" style:font-weight-asian="normal" style:font-size-complex="12pt" style:font-weight-complex="normal"/>
    </style:style>
    <style:style style:name="T53" style:family="text">
      <style:text-properties officeooo:rsid="00319081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3">CANTAD AL SE</text:span><text:span text:style-name="T53">Ñ</text:span><text:span text:style-name="T13">OR CANTAD</text:span></text:p>
      <text:p text:style-name="P1">Salmo 149</text:p>
      <text:p text:style-name="P24"/>
      <text:section text:style-name="Sect1" text:name="Sección1">
        <text:p text:style-name="P6"><text:span text:style-name="T4"><text:tab/><text:tab/></text:span><text:span text:style-name="T5">Do</text:span><text:span text:style-name="T4"><text:tab/><text:tab/><text:tab/><text:tab/> <text:s text:c="2"/></text:span><text:span text:style-name="T5">Fa</text:span></text:p>
        <text:p text:style-name="P25"><text:span text:style-name="T15">A.</text:span><text:span text:style-name="T14"><text:tab/><text:tab/></text:span><text:span text:style-name="T13">CANTAD AL SEÑOR CANTAD,</text:span></text:p>
        <text:p text:style-name="P7"><text:span text:style-name="T44"><text:tab/><text:tab/></text:span><text:span text:style-name="T6"> <text:s text:c="12"/></text:span><text:span text:style-name="T5">Sol</text:span><text:span text:style-name="T6"><text:tab/><text:tab/><text:tab/> <text:s text:c="3"/></text:span><text:span text:style-name="T5">Do</text:span></text:p>
        <text:p text:style-name="P27"><text:tab/><text:tab/><text:span text:style-name="T9">CANTAD AL SEÑOR CANTAD,</text:span></text:p>
        <text:p text:style-name="P6"><text:span text:style-name="T44"><text:tab/><text:tab/><text:tab/><text:tab/><text:tab/><text:tab/> <text:s text:c="2"/></text:span><text:span text:style-name="T5">Fa</text:span></text:p>
        <text:p text:style-name="P27"><text:tab/><text:tab/><text:span text:style-name="T13">CANTAD AL SEÑOR CANTAD,</text:span></text:p>
        <text:p text:style-name="P7"><text:span text:style-name="T44"><text:tab/><text:tab/></text:span><text:span text:style-name="T5">Sol</text:span><text:span text:style-name="T7"><text:tab/><text:tab/> <text:s text:c="11"/></text:span><text:span text:style-name="T5">Do</text:span></text:p>
        <text:p text:style-name="P25"><text:span text:style-name="T18"><text:tab/><text:tab/></text:span><text:span text:style-name="T13">UN NUEVO CANTAR</text:span><text:span text:style-name="T18">.</text:span></text:p>
        <text:p text:style-name="P12"><text:span text:style-name="T1"><text:tab/><text:tab/><text:tab/><text:tab/><text:tab/><text:tab/> <text:s text:c="2"/></text:span><text:span text:style-name="T3">Fa</text:span></text:p>
        <text:p text:style-name="P26"><text:span text:style-name="T14"><text:tab/><text:tab/></text:span><text:span text:style-name="T13">CANTAD AL SEÑOR CANTAD,</text:span></text:p>
        <text:p text:style-name="P8"><text:span text:style-name="T4"><text:tab/><text:tab/> <text:s text:c="12"/></text:span><text:span text:style-name="T5">Sol</text:span><text:span text:style-name="T6"><text:tab/><text:tab/><text:tab/> <text:s text:c="3"/></text:span><text:span text:style-name="T5">Do</text:span></text:p>
        <text:p text:style-name="P27"><text:tab/><text:tab/><text:span text:style-name="T9">CANTAD AL SEÑOR CANTAD,</text:span></text:p>
        <text:p text:style-name="P9"><text:span text:style-name="T8"><text:tab/><text:tab/><text:tab/><text:tab/><text:tab/><text:tab/> <text:s text:c="2"/></text:span><text:span text:style-name="T5">Fa</text:span></text:p>
        <text:p text:style-name="P27"><text:tab/><text:tab/><text:span text:style-name="T13">CANTAD AL SEÑOR CANTAD,</text:span></text:p>
        <text:p text:style-name="P9"><text:span text:style-name="T4"><text:tab/><text:tab/></text:span><text:span text:style-name="T5">Sol</text:span><text:span text:style-name="T7"><text:tab/><text:tab/> <text:s text:c="11"/></text:span><text:span text:style-name="T5">Do</text:span></text:p>
        <text:p text:style-name="P26"><text:span text:style-name="T18"><text:tab/><text:tab/></text:span><text:span text:style-name="T13">UN NUEVO CANTAR</text:span><text:span text:style-name="T18">.</text:span></text:p>
        <text:p text:style-name="P15"/>
        <text:p text:style-name="P6"><text:span text:style-name="T46"><text:tab/><text:tab/></text:span><text:span text:style-name="T47">Do</text:span></text:p>
        <text:p text:style-name="P18"><text:span text:style-name="T16">S</text:span><text:span text:style-name="T17">.</text:span><text:span text:style-name="T50"> <text:tab/><text:tab/></text:span><text:span text:style-name="T22">A</text:span><text:span text:style-name="T21">l</text:span><text:span text:style-name="T22">é</text:span><text:span text:style-name="T21">gre</text:span><text:span text:style-name="T22">se</text:span><text:span text:style-name="T21"> Israel por su creador,</text:span></text:p>
        <text:p text:style-name="P10"><text:span text:style-name="T32"><text:tab/><text:tab/></text:span><text:span text:style-name="T33">La</text:span><text:span text:style-name="T34">m</text:span><text:span text:style-name="T32"><text:tab/><text:tab/> <text:s text:c="10"/></text:span><text:span text:style-name="T35">Re</text:span><text:span text:style-name="T36">m</text:span></text:p>
        <text:p text:style-name="P18"><text:span text:style-name="T51"><text:tab/><text:tab/></text:span><text:span text:style-name="T21">los hijos de Sion, </text:span><text:span text:style-name="T22">exulten en</text:span><text:span text:style-name="T21"> su Rey.</text:span></text:p>
        <text:p text:style-name="P6"><text:span text:style-name="T32"><text:tab/><text:tab/></text:span><text:span text:style-name="T35">Do<text:tab/><text:tab/></text:span><text:span text:style-name="T37"><text:tab/><text:tab/> <text:s text:c="4"/></text:span><text:span text:style-name="T35">Fa</text:span></text:p>
        <text:p text:style-name="P2"><text:span text:style-name="T44"><text:tab/><text:tab/></text:span><text:span text:style-name="T28">Alab</text:span><text:span text:style-name="T29">en </text:span><text:span text:style-name="T28">su nombre con danzas,</text:span></text:p>
        <text:p text:style-name="P6"><text:span text:style-name="T32"><text:tab/><text:tab/><text:tab/><text:tab/> <text:s text:c="10"/></text:span><text:span text:style-name="T38">Sol</text:span><text:span text:style-name="T37"><text:tab/><text:tab/> <text:s text:c="4"/></text:span><text:span text:style-name="T38">Do</text:span></text:p>
        <text:p text:style-name="P5"><text:span text:style-name="T41"><text:tab/><text:tab/></text:span><text:span text:style-name="T27">cantadle con tambores y cítaras</text:span><text:span text:style-name="T42">.</text:span></text:p>
        <text:p text:style-name="P15"/>
        <text:p text:style-name="P13"><text:span text:style-name="T1"><text:tab/><text:tab/></text:span><text:span text:style-name="T3">Do</text:span><text:span text:style-name="T1"><text:tab/><text:tab/><text:tab/><text:tab/> <text:s text:c="2"/></text:span><text:span text:style-name="T3">Fa</text:span></text:p>
        <text:p text:style-name="P28"><text:span text:style-name="T15">A.<text:tab/></text:span><text:span text:style-name="T14"><text:tab/></text:span><text:span text:style-name="T13">CANTAD AL SEÑOR CANTAD...</text:span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22"><text:tab/><text:tab/><text:span text:style-name="T48">Do</text:span></text:p>
        <text:p text:style-name="P17"><text:span text:style-name="T16">S</text:span><text:span text:style-name="T17">.</text:span><text:span text:style-name="T50"> <text:tab/><text:tab/></text:span><text:span text:style-name="T23">P</text:span><text:span text:style-name="T24">orque el Señor ama a su pueblo</text:span></text:p>
        <text:p text:style-name="P9"><text:span text:style-name="T32"><text:tab/><text:tab/></text:span><text:span text:style-name="T39">Lam</text:span><text:span text:style-name="T32"><text:tab/><text:tab/><text:tab/> <text:s text:c="9"/></text:span><text:span text:style-name="T39">Re</text:span><text:span text:style-name="T37">m</text:span></text:p>
        <text:p text:style-name="P17"><text:span text:style-name="T51"><text:tab/><text:tab/></text:span><text:span text:style-name="T25">adorna con la victoria a los humildes.</text:span></text:p>
        <text:p text:style-name="P9"><text:span text:style-name="T32"><text:tab/><text:tab/></text:span><text:span text:style-name="T39">Do</text:span><text:span text:style-name="T37"><text:tab/><text:tab/><text:tab/> <text:s text:c="14"/></text:span><text:span text:style-name="T39">Fa</text:span></text:p>
        <text:p text:style-name="P3"><text:span text:style-name="T44"><text:tab/><text:tab/></text:span><text:span text:style-name="T31">L</text:span><text:span text:style-name="T30">os fieles festejen su gloria</text:span></text:p>
        <text:p text:style-name="P9"><text:span text:style-name="T32"><text:tab/><text:tab/><text:tab/> <text:tab/> <text:s text:c="5"/></text:span><text:span text:style-name="T39">Sol</text:span><text:span text:style-name="T37"><text:tab/><text:tab/> <text:s text:c="3"/></text:span><text:span text:style-name="T39">Do</text:span></text:p>
        <text:p text:style-name="P20"><text:span text:style-name="T10"><text:tab/><text:tab/></text:span><text:span text:style-name="T19">cant</text:span><text:span text:style-name="T20">adle</text:span><text:span text:style-name="T19"> jubilosos en filas</text:span><text:span text:style-name="T43">.</text:span></text:p>
        <text:p text:style-name="P16"/>
        <text:p text:style-name="P13"><text:span text:style-name="T1"><text:tab/><text:tab/></text:span><text:span text:style-name="T3">Do</text:span><text:span text:style-name="T1"><text:tab/><text:tab/><text:tab/><text:tab/> <text:s text:c="2"/></text:span><text:span text:style-name="T3">Fa</text:span></text:p>
        <text:p text:style-name="P29"><text:span text:style-name="T14">A.<text:tab/><text:tab/></text:span><text:span text:style-name="T13">CANTAD AL SEÑOR CANTAD…</text:span></text:p>
        <text:p text:style-name="P16"/>
        <text:p text:style-name="P23"><text:tab/><text:tab/><text:span text:style-name="T48">Do</text:span></text:p>
        <text:p text:style-name="P19"><text:span text:style-name="T16">S</text:span><text:span text:style-name="T17">.</text:span><text:span text:style-name="T50"> <text:tab/><text:tab/></text:span><text:span text:style-name="T52">C</text:span><text:span text:style-name="T24">on vítores a Dios en la boca</text:span></text:p>
        <text:p text:style-name="P11"><text:span text:style-name="T32"><text:tab/><text:tab/></text:span><text:span text:style-name="T39">Lam</text:span><text:span text:style-name="T32"><text:tab/><text:tab/><text:tab/> <text:s text:c="6"/></text:span><text:span text:style-name="T39">Re</text:span><text:span text:style-name="T37">m</text:span></text:p>
        <text:p text:style-name="P19"><text:span text:style-name="T51"><text:tab/><text:tab/></text:span><text:span text:style-name="T52">y </text:span><text:span text:style-name="T25">espadas de dos filos en las manos</text:span><text:span text:style-name="T21">.</text:span></text:p>
        <text:p text:style-name="P11"><text:span text:style-name="T32"><text:tab/><text:tab/></text:span><text:span text:style-name="T39">Do</text:span><text:span text:style-name="T37"><text:tab/><text:tab/><text:tab/><text:tab/> <text:s text:c="12"/></text:span><text:span text:style-name="T39">Fa</text:span></text:p>
        <text:p text:style-name="P19"><text:span text:style-name="T11"><text:tab/><text:tab/></text:span><text:span text:style-name="T23">T</text:span><text:span text:style-name="T24">omar</text:span><text:span text:style-name="T23">an</text:span><text:span text:style-name="T24"> venganza de los pueblos</text:span></text:p>
        <text:p text:style-name="P11"><text:span text:style-name="T32"><text:tab/><text:tab/><text:tab/> <text:s text:c="6"/></text:span><text:span text:style-name="T39">Sol</text:span><text:span text:style-name="T37"><text:tab/><text:tab/><text:tab/> <text:s text:c="9"/></text:span><text:span text:style-name="T39">Do</text:span></text:p>
        <text:p text:style-name="P19"><text:span text:style-name="T11"><text:tab/><text:tab/></text:span><text:span text:style-name="T26">darán</text:span><text:span text:style-name="T24"> castigo a las naciones</text:span><text:span text:style-name="T12">.</text:span></text:p>
        <text:p text:style-name="P16"/>
        <text:p text:style-name="P14"><text:span text:style-name="T2"><text:tab/><text:tab/></text:span><text:span text:style-name="T3">Do</text:span><text:span text:style-name="T2"><text:tab/><text:tab/><text:tab/><text:tab/> <text:s text:c="2"/></text:span><text:span text:style-name="T3">Fa</text:span></text:p>
        <text:p text:style-name="P29"><text:span text:style-name="T15">A.</text:span><text:span text:style-name="T14"><text:tab/><text:tab/></text:span><text:span text:style-name="T13">CANTAD AL SEÑOR CANTAD...</text:span></text:p>
        <text:p text:style-name="P16"/>
        <text:p text:style-name="P23"><text:tab/><text:tab/><text:span text:style-name="T49">Do</text:span></text:p>
        <text:p text:style-name="P19"><text:span text:style-name="T16">S</text:span><text:span text:style-name="T17">.</text:span><text:span text:style-name="T50"> <text:tab/><text:tab/></text:span><text:span text:style-name="T23">S</text:span><text:span text:style-name="T24">ujetando a los reyes con argollas,</text:span></text:p>
        <text:p text:style-name="P11"><text:span text:style-name="T32"><text:tab/><text:tab/></text:span><text:span text:style-name="T40">Lam</text:span><text:span text:style-name="T32"><text:tab/><text:tab/> <text:s text:c="6"/></text:span><text:span text:style-name="T40">Re</text:span><text:span text:style-name="T37">m</text:span></text:p>
        <text:p text:style-name="P19"><text:span text:style-name="T51"><text:tab/><text:tab/></text:span><text:span text:style-name="T25">a los nobles con esposas de hierro.</text:span></text:p>
        <text:p text:style-name="P11"><text:span text:style-name="T32"><text:tab/><text:tab/></text:span><text:span text:style-name="T40">Do</text:span><text:span text:style-name="T37"><text:tab/><text:tab/><text:tab/><text:tab/> <text:s text:c="3"/></text:span><text:span text:style-name="T40">Fa</text:span></text:p>
        <text:p text:style-name="P4"><text:span text:style-name="T44"><text:tab/><text:tab/></text:span><text:span text:style-name="T45">E</text:span><text:span text:style-name="T30">jecutar la sentencia dictada</text:span><text:span text:style-name="T28">,</text:span></text:p>
        <text:p text:style-name="P11"><text:span text:style-name="T32"><text:tab/><text:tab/><text:tab/> <text:s text:c="4"/></text:span><text:span text:style-name="T40">Sol</text:span><text:span text:style-name="T37"><text:tab/><text:tab/><text:tab/> <text:s text:c="6"/></text:span><text:span text:style-name="T40">Do</text:span></text:p>
        <text:p text:style-name="P19"><text:span text:style-name="T11"><text:tab/><text:tab/></text:span><text:span text:style-name="T25">es un honor para sus fieles.</text:span></text:p>
        <text:p text:style-name="P16"/>
        <text:p text:style-name="P14"><text:span text:style-name="T2"><text:tab/><text:tab/></text:span><text:span text:style-name="T3">Do</text:span><text:span text:style-name="T2"><text:tab/><text:tab/><text:tab/><text:tab/> <text:s text:c="2"/></text:span><text:span text:style-name="T3">Fa</text:span></text:p>
        <text:p text:style-name="P29"><text:span text:style-name="T15">A.<text:tab/></text:span><text:span text:style-name="T14"><text:tab/></text:span><text:span text:style-name="T13">CANTAD AL SEÑOR CANTAD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2T02:35:36.906508657</meta:creation-date>
    <dc:date>2021-12-17T19:45:18.174474511</dc:date>
    <meta:editing-duration>PT3H1S</meta:editing-duration>
    <meta:editing-cycles>40</meta:editing-cycles>
    <meta:generator>LibreOffice/7.1.8.1$Linux_X86_64 LibreOffice_project/10$Build-1</meta:generator>
    <meta:document-statistic meta:table-count="0" meta:image-count="0" meta:object-count="0" meta:page-count="1" meta:paragraph-count="58" meta:word-count="204" meta:character-count="1347" meta:non-whitespace-character-count="822"/>
  </office:meta>
</office:document-meta>
</file>